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F600000BB8925D28DC028B68AD.png" manifest:media-type="image/png"/>
  <manifest:file-entry manifest:full-path="Pictures/10000000000009F600000708B0D55A58819EF6D8.png" manifest:media-type="image/png"/>
  <manifest:file-entry manifest:full-path="Pictures/1000000000000618000009E7AC0799E135F231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-0.109cm, 0cm, 13.716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4.104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561cm, 0cm, 6.337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.124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849cm" svg:height="15.211cm" svg:x="0.151cm" svg:y="0.1cm">
          <draw:image xlink:href="Pictures/10000000000009F600000BB8925D28DC028B68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frame draw:style-name="gr3" draw:text-style-name="P1" draw:layer="layout" svg:width="13.967cm" svg:height="7.78cm" svg:x="-0.022cm" svg:y="0.317cm">
            <draw:image xlink:href="Pictures/1000000000000618000009E7AC0799E135F231D2.png" xlink:type="simple" xlink:show="embed" xlink:actuate="onLoad">
              <text:p/>
            </draw:image>
          </draw:frame>
          <draw:frame draw:style-name="gr4" draw:text-style-name="P1" draw:layer="layout" svg:width="13.967cm" svg:height="7.997cm" svg:x="13.945cm" svg:y="0.1cm">
            <draw:image xlink:href="Pictures/1000000000000618000009E7AC0799E135F231D2.png" xlink:type="simple" xlink:show="embed" xlink:actuate="onLoad">
              <text:p/>
            </draw:image>
          </draw:frame>
          <draw:frame draw:style-name="gr5" draw:text-style-name="P1" draw:layer="layout" svg:width="13.968cm" svg:height="6.701cm" svg:x="6.919cm" svg:y="8.099cm">
            <draw:image xlink:href="Pictures/1000000000000618000009E7AC0799E135F231D2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1" draw:layer="layout" svg:width="23cm" svg:height="16.235cm" svg:x="3.4cm" svg:y="0.161cm">
          <draw:image xlink:href="Pictures/10000000000009F600000708B0D55A58819EF6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I. Kelley</meta:initial-creator>
    <meta:creation-date>2018-01-15T23:03:22.918000000</meta:creation-date>
    <dc:date>2018-01-15T23:31:44.821000000</dc:date>
    <dc:creator>Douglas I. Kelley</dc:creator>
    <meta:editing-duration>PT28M22S</meta:editing-duration>
    <meta:editing-cycles>2</meta:editing-cycles>
    <meta:generator>LibreOffice/5.0.4.2$Windows_x86 LibreOffice_project/2b9802c1994aa0b7dc6079e128979269cf95bc78</meta:generator>
    <meta:document-statistic meta:object-count="33"/>
  </office:meta>
</office:document-meta>
</file>